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w times roman" svg:font-family="'New times roman'"/>
    <style:font-face style:name="Times" svg:font-family="Times"/>
    <style:font-face style:name="Times New Roman1" svg:font-family="'Times New Roman'"/>
    <style:font-face style:name="quot" svg:font-family="quo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fo:font-variant="normal" fo:text-transform="none" fo:color="#000000" style:text-line-through-style="none" style:font-name="New times roman" fo:font-size="12pt" fo:letter-spacing="normal" fo:font-style="normal" style:text-underline-style="none" fo:font-weight="normal" style:text-blinking="false" fo:background-color="transparent" style:font-size-asian="12pt" style:font-size-complex="12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style:font-name="Times New Roman"/>
    </style:style>
    <style:style style:name="P5" style:family="paragraph" style:parent-style-name="Text_20_body">
      <style:paragraph-properties fo:margin-left="0cm" fo:margin-right="0cm" fo:margin-top="0cm" fo:margin-bottom="0cm" style:line-height-at-least="0.503cm" fo:text-align="center" style:justify-single-word="false" fo:orphans="2"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style>
    <style:style style:name="P6" style:family="paragraph" style:parent-style-name="Text_20_body">
      <style:paragraph-properties fo:margin-left="0cm" fo:margin-right="0cm" fo:margin-top="0cm" fo:margin-bottom="0cm" style:line-height-at-least="0.503cm" fo:text-align="center" style:justify-single-word="false" fo:orphans="2"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left="0cm" fo:margin-right="0cm" fo:margin-top="0cm" fo:margin-bottom="0cm" style:line-height-at-least="0.503cm" fo:text-align="start" style:justify-single-word="false" fo:orphans="2"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8" style:family="paragraph" style:parent-style-name="Text_20_body" style:list-style-name="L1">
      <style:paragraph-properties fo:margin-left="0cm" fo:margin-right="0cm" fo:margin-top="0cm" fo:margin-bottom="0cm" style:line-height-at-least="0.503cm" fo:text-align="start" style:justify-single-word="false" fo:orphans="2"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9" style:family="paragraph" style:parent-style-name="Text_20_body" style:list-style-name="L2">
      <style:paragraph-properties fo:margin-left="0cm" fo:margin-right="0cm" fo:margin-top="0cm" fo:margin-bottom="0cm" style:line-height-at-least="0.503cm" fo:text-align="start" style:justify-single-word="false" fo:orphans="2"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10" style:family="paragraph" style:parent-style-name="Text_20_body" style:list-style-name="L3">
      <style:paragraph-properties fo:margin-left="0cm" fo:margin-right="0cm" fo:margin-top="0cm" fo:margin-bottom="0cm" style:line-height-at-least="0.503cm" fo:text-align="start" style:justify-single-word="false" fo:orphans="2"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style:line-height-at-least="0.503cm" fo:text-align="start" style:justify-single-word="false" fo:orphans="2" fo:text-indent="0cm" style:auto-text-indent="false" fo:background-color="transparent" style:writing-mode="lr-tb">
        <style:background-image/>
      </style:paragraph-properties>
      <style:text-properties fo:font-variant="normal" fo:text-transform="none" fo:color="#000000" style:text-line-through-style="none" style:font-name="Times New Roman" fo:letter-spacing="normal" style:text-underline-style="none" style:text-blinking="false"/>
    </style:style>
    <style:style style:name="P12" style:family="paragraph" style:parent-style-name="Text_20_body">
      <style:paragraph-properties fo:margin-left="0cm" fo:margin-right="0cm" fo:margin-top="0cm" fo:margin-bottom="0cm" style:line-height-at-least="0.503cm" fo:text-align="start" style:justify-single-word="false" fo:orphans="2" fo:text-indent="0cm" style:auto-text-indent="false" fo:background-color="transparent" style:writing-mode="lr-tb">
        <style:background-image/>
      </style:paragraph-properties>
      <style:text-properties style:font-name="Times New Roman"/>
    </style:style>
    <style:style style:name="P13" style:family="paragraph" style:parent-style-name="Text_20_body">
      <style:paragraph-properties fo:margin-left="0cm" fo:margin-right="0cm" fo:margin-top="0cm" fo:margin-bottom="0cm" style:line-height-at-least="0.503cm" fo:text-align="start" style:justify-single-word="false" fo:orphans="2" fo:text-indent="0cm" style:auto-text-indent="false" fo:background-color="transparent" style:writing-mode="lr-tb">
        <style:background-image/>
      </style:paragraph-properties>
    </style:style>
    <style:style style:name="P14" style:family="paragraph" style:parent-style-name="Text_20_body">
      <style:paragraph-properties fo:margin-left="0cm" fo:margin-right="0cm" fo:margin-top="0cm" fo:margin-bottom="0cm" style:line-height-at-least="0.503cm" fo:text-align="start" style:justify-single-word="false" fo:orphans="2" fo:text-indent="1.27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15" style:family="paragraph" style:parent-style-name="Text_20_body" style:list-style-name="L3">
      <style:paragraph-properties fo:margin-left="0cm" fo:margin-right="0cm" fo:margin-top="0cm" fo:margin-bottom="0cm" style:line-height-at-least="0.503cm" fo:text-align="start" style:justify-single-word="false" fo:orphans="2" fo:text-indent="1.27cm" style:auto-text-indent="false" fo:background-color="transparent" style:writing-mode="lr-tb">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Times New Roman" fo:font-size="15pt" fo:letter-spacing="normal" fo:font-style="normal" style:text-underline-style="solid" style:text-underline-width="auto" style:text-underline-color="font-color" fo:font-weight="normal" style:text-blinking="false" fo:background-color="transparent" style:font-size-asian="15pt" style:font-size-complex="15pt"/>
    </style:style>
    <style:style style:name="T2"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tyle-asian="normal" style:font-style-complex="normal"/>
    </style:style>
    <style:style style:name="T5" style:family="text">
      <style:text-properties fo:color="#000000" style:font-name="Times New Roman" fo:font-size="15pt" style:text-underline-style="solid" style:text-underline-width="auto" style:text-underline-color="font-color" fo:background-color="transparent" style:font-size-asian="15pt" style:font-size-complex="15pt"/>
    </style:style>
    <style:style style:name="T6" style:family="text">
      <style:text-properties fo:color="#000000" style:font-name="Times New Roman" fo:font-style="normal" fo:background-color="transparent" style:font-style-asian="normal" style:font-style-complex="normal"/>
    </style:style>
    <style:style style:name="T7" style:family="text">
      <style:text-properties fo:color="#000000" style:font-name="Times New Roman" fo:font-size="12pt" fo:font-style="normal" fo:font-weight="normal" fo:background-color="transparent"/>
    </style:style>
    <style:style style:name="T8" style:family="text">
      <style:text-properties style:font-name="Times New Roman"/>
    </style:style>
    <style:style style:name="T9" style:family="text">
      <style:text-properties fo:font-size="12pt" fo:font-style="normal" fo:font-weight="normal" fo:background-color="transparent"/>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ize="12pt" fo:font-style="normal" fo:font-weight="normal"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Balcerzak 101071699</text:p>
      <text:p text:style-name="P2"><text:bookmark text:name="docs-internal-guid-33683ec5-7fff-799c-3d80-29a81e1a717a"/><text:span text:style-name="T1">Assignment 2: </text:span><text:span text:style-name="T5">Balls in the labyrinth</text:span><text:line-break/></text:p>
      <text:p text:style-name="P3">focus Sentence</text:p>
      <text:p text:style-name="Text_20_body"><text:span text:style-name="T8"><text:tab/> “</text:span><text:span text:style-name="T11">Balls in the Labyrinth” </text:span><text:span text:style-name="T6"><text:s/>is a fast solving maze game where you are the captain of a submarine that is sinking and your goal is to save your ship and your crew by moving four coloured balls through a labyrinth filled with traps and explosives to drop them into star-shaped holes to close water channels that you need to </text:span><text:span text:style-name="T4">concentrate, think, and plan your route</text:span><text:span text:style-name="T6">.</text:span><text:span text:style-name="T10"><text:line-break/></text:span></text:p>
      <text:p text:style-name="P5">Game-play overview</text:p>
      <text:p text:style-name="P4"/>
      <text:p text:style-name="P11"><text:span text:style-name="T9"><text:tab/>You are the captain of a submarine that was attacked by an enemy ship. Water is slowly flooding your ship. You need to close four main valves in your ship, so water does not flood your submarine and you can save your crew. To block four main channels and close four valves, you need to drop four coloured balls into the star-shaped holes. In this game, your goal is to tilt a two-dimensional maze, so that the balls can move into the holes. The labyrinth is dangerous and filled with traps and explosives. </text:span></text:p>
      <text:p text:style-name="P4"/>
      <text:p text:style-name="P13"><text:span text:style-name="T3"><text:tab/>To take control of each ball, you need to press 4 coloured buttons that are located at the top, left, right, or bottom of the screen. Each button can push the same coloured ball towards the same direction. To make the ball move to a different direction, you need to click on a ball to change the ball's colour and use a different coloured button to move it. In the maze, there are also traps and explosives that you need to avoid. If your ball touches one of the hazardous objects, the ball will be taken back to the original spot. If your ball touches explosive, the ball will be destroyed and the game is over. You have specific amount of time to drop all balls into the holes. The timer will count down to 0. Each time, when you drop a ball into the hole, you will get extra time because you will block one water channel. You can start with any ball in the maze and find its way to the star-shaped exit. When you complete the game, it shows a torpedo heading towards the enemy ship and explosion that destroys it. Also, it display your time of how fast you complete the maze.</text:span><text:span text:style-name="T12"><text:line-break/></text:span></text:p>
      <text:p text:style-name="P4"/>
      <text:p text:style-name="P6">5 Kinds of fun</text:p>
      <text:p text:style-name="P7"/>
      <text:list xml:id="list5157673040995389121" text:style-name="L1">
        <text:list-header>
          <text:p text:style-name="P8">1. Sense-pleasure</text:p>
          <text:p text:style-name="P8"/>
        </text:list-header>
      </text:list>
      <text:p text:style-name="P14">Sensation is created by funny sound effects and visual effect. There is funny sound when the ball bounces off the wall. It makes the sound “boning” when it touches a wall and is bounced back to the opposite direction. Also, when you successfully drop the ball into a hole, you can hear a rattle sound. When you successfully finish the game in time, you are able to shoot a torpedo into the enemy ship and you can see fireworks from the enemy's ship explosion. </text:p>
      <text:p text:style-name="P7"/>
      <text:p text:style-name="P7"/>
      <text:list xml:id="list8223071384597169830" text:style-name="L2">
        <text:list-header>
          <text:p text:style-name="P9">2. Narrative</text:p>
          <text:p text:style-name="P9"/>
        </text:list-header>
      </text:list>
      <text:p text:style-name="P11"><text:soft-page-break/><text:span text:style-name="T9"><text:tab/>The game tells a story about the captain of a submarine that was attacked by enemy ship. In order to save his ship and all of his crew, he needs to close all 4 valves to prevent flooding his submarine. If he does not do this in a certain time, all his crew is going to die. If he succeeds, he is able to shoot a torpedo and destroy the enemy ship. </text:span></text:p>
      <text:p text:style-name="P11"><text:span text:style-name="T9"/></text:p>
      <text:p text:style-name="P7">3. Fantasy</text:p>
      <text:p text:style-name="P7"><text:tab/></text:p>
      <text:p text:style-name="P7"><text:tab/>This is a make-believe game. The player identifies himself with the captain of the submarine. He has the power to save the ship and his crew. He needs to be clever, able to concentrate and make smart decisions. If he succeeds, he is a hero. </text:p>
      <text:p text:style-name="P7"/>
      <text:list xml:id="list2300846845466509645" text:style-name="L3">
        <text:list-header>
          <text:p text:style-name="P10">4. Challenges</text:p>
          <text:p text:style-name="P15"/>
        </text:list-header>
      </text:list>
      <text:p text:style-name="P14">The challenge of this game is that you need to navigate the balls though the maze by tilting the maze by pressing one of the button on each side of the screen. You need to avoid any hazards, like traps and explosions. You need to carefully navigate the ball so it does not hit these dangerous traps. When your ball explodes, the game is over. You need to plan the shortest route to the hole. To do this, you need to change the colour of the ball so it will roll to the closest hole. Also, the game has a timer that shows how much time you have to solve the maze. When you finish the maze, your record will pop up on the screen with your score. You can play this game again, and again to improve your score. </text:p>
      <text:p text:style-name="P7"/>
      <text:p text:style-name="P7">5. Expression</text:p>
      <text:p text:style-name="P11"><text:span text:style-name="T9"><text:tab/></text:span></text:p>
      <text:p text:style-name="P12"><text:span text:style-name="T2"><text:tab/>You are able to customize your labyrinth by changing the sprites of the maze. You are able to change your background and maze walls. Also, you can change colour of the balls. The basic colours are yellow, green, blue, and red. You can choose other colours, such as purple, light blue, black or white. Therefore, the players can play this game with different backgrounds, sprites, and colours of the balls.</text:span><text:line-break/></text:p>
      <text:p text:style-name="P12"/>
      <text:p text:style-name="P1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w times roman" svg:font-family="'New times roman'"/>
    <style:font-face style:name="Times" svg:font-family="Times"/>
    <style:font-face style:name="Times New Roman1" svg:font-family="'Times New Roman'"/>
    <style:font-face style:name="quot" svg:font-family="quo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7T21:54:11.87</meta:creation-date>
    <dc:date>2019-02-09T18:17:01.45</dc:date>
    <meta:editing-duration>P1DT6H23M4S</meta:editing-duration>
    <meta:editing-cycles>22</meta:editing-cycles>
    <meta:generator>OpenOffice/4.1.6$Win32 OpenOffice.org_project/416m1$Build-9790</meta:generator>
    <meta:document-statistic meta:table-count="0" meta:image-count="0" meta:object-count="0" meta:page-count="2" meta:paragraph-count="20" meta:word-count="802" meta:character-count="4292"/>
  </office:meta>
</office:document-meta>
</file>